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154e1" officeooo:paragraph-rsid="000154e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normal" officeooo:rsid="000154e1" officeooo:paragraph-rsid="000154e1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officeooo:rsid="00031592" officeooo:paragraph-rsid="00031592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62ad9" officeooo:paragraph-rsid="00062ad9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normal" officeooo:rsid="00062ad9" officeooo:paragraph-rsid="00062ad9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08ba0a" officeooo:paragraph-rsid="0008ba0a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weight="normal" officeooo:rsid="0008ba0a" officeooo:paragraph-rsid="0008ba0a" style:font-size-asian="14pt" style:font-weight-asian="normal" style:font-size-complex="16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6pt" fo:font-weight="normal" officeooo:rsid="0006d2bd" officeooo:paragraph-rsid="0006d2bd" style:font-size-asian="14pt" style:font-weight-asian="normal" style:font-size-complex="16pt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6pt" fo:font-weight="normal" officeooo:rsid="0006d2bd" officeooo:paragraph-rsid="0006d2bd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normal" officeooo:rsid="0006d2bd" officeooo:paragraph-rsid="0006d2bd" style:font-size-asian="14pt" style:font-weight-asian="normal" style:font-size-complex="16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6pt" fo:font-weight="normal" officeooo:rsid="0008ba0a" officeooo:paragraph-rsid="0008ba0a" style:font-size-asian="14pt" style:font-weight-asian="normal" style:font-size-complex="16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6pt" fo:font-weight="normal" officeooo:rsid="0008ba0a" officeooo:paragraph-rsid="0008ba0a" style:font-size-asian="14pt" style:font-weight-asian="normal" style:font-size-complex="16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6pt" fo:font-weight="normal" officeooo:rsid="0008ba0a" officeooo:paragraph-rsid="0008ba0a" style:font-size-asian="14pt" style:font-weight-asian="normal" style:font-size-complex="16pt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fo:font-size="16pt" fo:font-weight="normal" officeooo:rsid="0008ba0a" officeooo:paragraph-rsid="0008ba0a" style:font-size-asian="14pt" style:font-weight-asian="normal" style:font-size-complex="16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6pt" fo:font-weight="normal" officeooo:rsid="0009f592" officeooo:paragraph-rsid="0009f592" style:font-size-asian="14pt" style:font-weight-asian="normal" style:font-size-complex="16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6pt" fo:font-weight="normal" officeooo:rsid="0009f592" officeooo:paragraph-rsid="0009f592" style:font-size-asian="14pt" style:font-weight-asian="normal" style:font-size-complex="16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fo:font-size="16pt" fo:font-weight="normal" officeooo:rsid="0009f592" officeooo:paragraph-rsid="0009f592" style:font-size-asian="14pt" style:font-weight-asian="normal" style:font-size-complex="16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6pt" fo:font-weight="normal" officeooo:rsid="000d2bdc" officeooo:paragraph-rsid="000d2bdc" style:font-size-asian="14pt" style:font-weight-asian="normal" style:font-size-complex="16pt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fo:font-size="16pt" fo:font-weight="normal" officeooo:rsid="00031592" officeooo:paragraph-rsid="00031592" style:font-size-asian="14pt" style:font-weight-asian="normal" style:font-size-complex="16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fo:font-size="16pt" fo:font-weight="normal" officeooo:rsid="0004b35f" officeooo:paragraph-rsid="0004b35f" style:font-size-asian="14pt" style:font-weight-asian="normal" style:font-size-complex="16pt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fo:font-size="16pt" fo:font-weight="normal" officeooo:rsid="0004b35f" officeooo:paragraph-rsid="00062726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fo:font-weight="normal" officeooo:rsid="0004b35f" officeooo:paragraph-rsid="0004b35f" style:font-size-asian="14pt" style:font-weight-asian="normal" style:font-size-complex="16pt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fo:font-size="16pt" fo:font-weight="normal" officeooo:rsid="00062726" officeooo:paragraph-rsid="00062726" style:font-size-asian="14pt" style:font-weight-asian="normal" style:font-size-complex="16pt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fo:font-size="16pt" fo:font-weight="normal" officeooo:rsid="00062ad9" officeooo:paragraph-rsid="00062ad9" style:font-size-asian="14pt" style:font-weight-asian="normal" style:font-size-complex="16pt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fo:font-size="16pt" fo:font-weight="normal" officeooo:rsid="000bcac8" officeooo:paragraph-rsid="000bcac8" style:font-size-asian="14pt" style:font-weight-asian="normal" style:font-size-complex="16pt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fo:font-size="16pt" fo:font-weight="normal" officeooo:rsid="000e5a7d" officeooo:paragraph-rsid="000e5a7d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6pt" fo:font-weight="normal" officeooo:rsid="00100c7e" officeooo:paragraph-rsid="00100c7e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6pt" fo:font-weight="normal" officeooo:rsid="00119b01" officeooo:paragraph-rsid="00119b01" style:font-size-asian="14pt" style:font-weight-asian="normal" style:font-size-complex="16pt" style:font-weight-complex="normal"/>
    </style:style>
    <style:style style:name="P29" style:family="paragraph" style:parent-style-name="Standard" style:list-style-name="L8">
      <style:paragraph-properties fo:text-align="start" style:justify-single-word="false"/>
      <style:text-properties fo:font-size="16pt" fo:font-weight="normal" officeooo:rsid="00127ad0" officeooo:paragraph-rsid="00127ad0" style:font-size-asian="14pt" style:font-weight-asian="normal" style:font-size-complex="16pt" style:font-weight-complex="normal"/>
    </style:style>
    <style:style style:name="P30" style:family="paragraph" style:parent-style-name="Standard" style:list-style-name="L7">
      <style:paragraph-properties fo:text-align="start" style:justify-single-word="false"/>
      <style:text-properties officeooo:paragraph-rsid="00119b01"/>
    </style:style>
    <style:style style:name="P31" style:family="paragraph" style:parent-style-name="Standard" style:list-style-name="L7">
      <style:paragraph-properties fo:text-align="start" style:justify-single-word="false"/>
      <style:text-properties officeooo:paragraph-rsid="00123c9d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0b70a9" officeooo:paragraph-rsid="000b70a9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09f592" officeooo:paragraph-rsid="0009f592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0bcac8" officeooo:paragraph-rsid="000bcac8"/>
    </style:style>
    <style:style style:name="P35" style:family="paragraph" style:parent-style-name="Standard" style:list-style-name="L7">
      <style:paragraph-properties fo:text-align="start" style:justify-single-word="false"/>
      <style:text-properties officeooo:rsid="00123c9d" officeooo:paragraph-rsid="00123c9d"/>
    </style:style>
    <style:style style:name="P36" style:family="paragraph" style:parent-style-name="Standard" style:list-style-name="L7">
      <style:paragraph-properties fo:text-align="start" style:justify-single-word="false"/>
      <style:text-properties officeooo:rsid="00127ad0" officeooo:paragraph-rsid="00127ad0"/>
    </style:style>
    <style:style style:name="T1" style:family="text">
      <style:text-properties officeooo:rsid="00062726"/>
    </style:style>
    <style:style style:name="T2" style:family="text">
      <style:text-properties fo:font-size="16pt" fo:font-weight="normal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09f592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0b70a9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119b01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123c9d" style:font-size-asian="14pt" style:font-weight-asian="normal" style:font-size-complex="16pt" style:font-weight-complex="normal"/>
    </style:style>
    <style:style style:name="T7" style:family="text">
      <style:text-properties fo:font-size="16pt" fo:font-weight="normal" officeooo:rsid="00127ad0" style:font-size-asian="14pt" style:font-weight-asian="normal" style:font-size-complex="16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ción de Videojuegos 3: Actividad n°5</text:p>
      <text:p text:style-name="P1"/>
      <text:p text:style-name="P2">Patricio Vercesi</text:p>
      <text:p text:style-name="P2"/>
      <text:p text:style-name="P2">Documento de Diseño de Juego</text:p>
      <text:p text:style-name="P2"/>
      <text:p text:style-name="P10">Cambios importantes:</text:p>
      <text:list xml:id="list3182843566" text:style-name="L8">
        <text:list-item>
          <text:p text:style-name="P29">Muchos sabotajes separadores o tareas que obliguen a la gente a jugar separada.</text:p>
        </text:list-item>
      </text:list>
      <text:list xml:id="list1929157975" text:style-name="L1">
        <text:list-item>
          <text:p text:style-name="P8">Revivir/ sanar</text:p>
        </text:list-item>
        <text:list-item>
          <text:p text:style-name="P11">Self-harm</text:p>
        </text:list-item>
        <text:list-item>
          <text:p text:style-name="P11">Tuberías por las paredes con más salidas</text:p>
        </text:list-item>
        <text:list-item>
          <text:p text:style-name="P11">Electrocutas tuberías (?</text:p>
        </text:list-item>
        <text:list-item>
          <text:p text:style-name="P15">Tasks no te hacen ganar, sino te mantienen con vida y en direccion a una condicion de victoria</text:p>
        </text:list-item>
        <text:list-item>
          <text:p text:style-name="P11">Tasks grupales</text:p>
        </text:list-item>
        <text:list-item>
          <text:p text:style-name="P11">Impostores pueden hacer tasks grupales</text:p>
        </text:list-item>
        <text:list-item>
          <text:p text:style-name="P15">Armas desbloq?</text:p>
        </text:list-item>
        <text:list-item>
          <text:p text:style-name="P32"><text:span text:style-name="T3">D</text:span><text:span text:style-name="T2">iferentes objetivos por mapa (recolectar wea q cura el covid, labs de alimentacion y proteccion del mismo (bicho q lo tien), y llegada a casa )</text:span></text:p>
        </text:list-item>
        <text:list-item>
          <text:p text:style-name="P33"><text:span text:style-name="T2">Empate si la tercer especie escapa y los mata a todos, </text:span><text:span text:style-name="T4">pero los impostores se pueden defender y ganar con eso (?</text:span></text:p>
        </text:list-item>
        <text:list-item>
          <text:p text:style-name="P34"><text:span text:style-name="T4">N</text:span><text:span text:style-name="T2">o me pinta q haya tasks activables y no por fuera de quizas alguna por daltonismo (? xq sino son re pillados los impostores al menos q tengan las weas marcadas también</text:span></text:p>
        </text:list-item>
        <text:list-item>
          <text:p text:style-name="P18">Modo velocidad posta que se activa automaticamente en cañerias y delata en tierra firme xq muestra su verdadera forma</text:p>
        </text:list-item>
        <text:list-item>
          <text:p text:style-name="P18">Trampas para solo impostores que activa alarma pero se puede escapar de ellas y/o atacar desde ellas en un rango, la crew se tiene que acercar a verlo pero no tan cerca xq pueden morir</text:p>
        </text:list-item>
        <text:list-item>
          <text:p text:style-name="P18">Cámaras muestran su cono cuando la estan viendo y cuando no quizas tambien. O no cams at all. Historial de cams? Clav</text:p>
        </text:list-item>
        <text:list-item>
          <text:p text:style-name="P18">Rastro de sangre desp de muerte y/o trampa</text:p>
        </text:list-item>
      </text:list>
      <text:p text:style-name="P2"/>
      <text:p text:style-name="P5">Zonas:</text:p>
      <text:list xml:id="list1662450311" text:style-name="L2">
        <text:list-item>
          <text:p text:style-name="P16"><text:soft-page-break/>Navegacion: direccion donde se va. Planeta: personas, estrella: impostor, Dark Hole: realentizar.</text:p>
        </text:list-item>
      </text:list>
      <text:list xml:id="list1570252077" text:style-name="L3">
        <text:list-item>
          <text:p text:style-name="P12">Medicina: curar</text:p>
        </text:list-item>
        <text:list-item>
          <text:p text:style-name="P12">Servidores</text:p>
        </text:list-item>
      </text:list>
      <text:p text:style-name="P6"/>
      <text:p text:style-name="P7">Roles:</text:p>
      <text:list xml:id="list2614050742" text:style-name="L4">
        <text:list-item>
          <text:p text:style-name="P13">Bufon</text:p>
        </text:list-item>
        <text:list-item>
          <text:p text:style-name="P13">Médico</text:p>
        </text:list-item>
      </text:list>
      <text:p text:style-name="P4"/>
      <text:p text:style-name="P10">Sabotajes:</text:p>
      <text:list xml:id="list3830677372" text:style-name="L5">
        <text:list-item>
          <text:p text:style-name="P9">Cambiar código</text:p>
        </text:list-item>
        <text:list-item>
          <text:p text:style-name="P9">Cambiar valores de O2 o temperatura</text:p>
        </text:list-item>
        <text:list-item>
          <text:p text:style-name="P9">Cámaras?</text:p>
        </text:list-item>
        <text:list-item>
          <text:p text:style-name="P9">Arma?</text:p>
        </text:list-item>
        <text:list-item>
          <text:p text:style-name="P9">Dirigir al Sol</text:p>
        </text:list-item>
        <text:list-item>
          <text:p text:style-name="P17">Aumentar microondas</text:p>
        </text:list-item>
      </text:list>
      <text:p text:style-name="P2"/>
      <text:p text:style-name="P3">Minijuegos:</text:p>
      <text:list xml:id="list3696928173" text:style-name="L6">
        <text:list-item>
          <text:p text:style-name="P19">Cables pero R, G, B de un lado y C, Y o C, M o Y, M del otro</text:p>
        </text:list-item>
        <text:list-item>
          <text:p text:style-name="P19">Math</text:p>
        </text:list-item>
        <text:list-item>
          <text:p text:style-name="P19">Alf y Alien xd</text:p>
        </text:list-item>
        <text:list-item>
          <text:p text:style-name="P20">Captcha</text:p>
        </text:list-item>
        <text:list-item>
          <text:p text:style-name="P20">Firmar change.org ndeea</text:p>
        </text:list-item>
        <text:list-item>
          <text:p text:style-name="P21">Encontrar algo en la oscurid<text:span text:style-name="T1">a</text:span>d</text:p>
        </text:list-item>
        <text:list-item>
          <text:p text:style-name="P23">Tarjeta complicada del cashero 2 tipos (? rapidez o codigo</text:p>
        </text:list-item>
        <text:list-item>
          <text:p text:style-name="P23">Puzzle</text:p>
        </text:list-item>
        <text:list-item>
          <text:p text:style-name="P23">Maquinita que agarra muñecos</text:p>
        </text:list-item>
        <text:list-item>
          <text:p text:style-name="P23">Little Inferno</text:p>
        </text:list-item>
        <text:list-item>
          <text:p text:style-name="P23">USBs manual o automatico la segunda vez q lo pones bien</text:p>
        </text:list-item>
        <text:list-item>
          <text:p text:style-name="P23">Codigo que tenes que encontrar en la nave o ver en una PC</text:p>
        </text:list-item>
        <text:list-item>
          <text:p text:style-name="P24">Witness: pasar por los puntitos</text:p>
        </text:list-item>
        <text:list-item>
          <text:p text:style-name="P14">Cocinar (poner bien ingredientes en licuadora (?)</text:p>
        </text:list-item>
        <text:list-item>
          <text:p text:style-name="P14">Poner en el micro</text:p>
        </text:list-item>
        <text:list-item>
          <text:p text:style-name="P14">Sacarlo y darselo a mascotas aliens en pecera (?</text:p>
        </text:list-item>
        <text:list-item>
          <text:p text:style-name="P14">Llaves y cerraduras complejas (?</text:p>
        </text:list-item>
        <text:list-item>
          <text:p text:style-name="P25">Type (digitalizar notas/ codigo)</text:p>
        </text:list-item>
        <text:list-item>
          <text:p text:style-name="P25"><text:soft-page-break/>Decidir como reciclar y qué</text:p>
        </text:list-item>
        <text:list-item>
          <text:p text:style-name="P26">Girar tubos/ cañerías a lo Bioshock</text:p>
        </text:list-item>
      </text:list>
      <text:p text:style-name="P22"/>
      <text:p text:style-name="P27">Otras fuentes de ideas para tasks</text:p>
      <text:list xml:id="list193748475161195" text:continue-numbering="true" text:style-name="L6">
        <text:list-item>
          <text:p text:style-name="P20">Mis notas, notas y notas</text:p>
        </text:list-item>
        <text:list-item>
          <text:p text:style-name="P20">Wario game?</text:p>
        </text:list-item>
        <text:list-item>
          <text:p text:style-name="P20">Flash games</text:p>
        </text:list-item>
        <text:list-item>
          <text:p text:style-name="P20">Retro games</text:p>
        </text:list-item>
        <text:list-item>
          <text:p text:style-name="P20">All genres</text:p>
        </text:list-item>
        <text:list-item>
          <text:p text:style-name="P20">Mobile dumb games</text:p>
        </text:list-item>
        <text:list-item>
          <text:p text:style-name="P20">Wally (?</text:p>
        </text:list-item>
      </text:list>
      <text:p text:style-name="P22"/>
      <text:p text:style-name="P28">Cambios “realistas” q no se si seran mejores:</text:p>
      <text:list xml:id="list3141266358" text:style-name="L7">
        <text:list-item>
          <text:p text:style-name="P30"><text:span text:style-name="T5">Diálogo de voz por cercanía. Permite susurros, tácticas, rumores, mentir a gente individualmente y crear confusión, ser escuchados por impostores en las paredes, explicar las tasks podría romper el juego, pero sería muy interesante y se lo podría llamar Between Us. </text:span><text:span text:style-name="T7">Si se les da tareas a los impostores quizás no sería tan obvio.</text:span></text:p>
        </text:list-item>
        <text:list-item>
          <text:p text:style-name="P36"><text:span text:style-name="T7">L</text:span><text:span text:style-name="T2">ista de tareas que se tienen que repartir por voz y no repetirse por jugador. Wow. Todas estas cosas podrían crear metas re raros y gente que se mueva junta.</text:span></text:p>
        </text:list-item>
        <text:list-item>
          <text:p text:style-name="P35"><text:span text:style-name="T5">A</text:span><text:span text:style-name="T2">lguna manera de comunicarse con fantasmas o q puedan interactuar con la crew mejor dicho, sino romperia el juego.</text:span></text:p>
        </text:list-item>
        <text:list-item>
          <text:p text:style-name="P35"><text:span text:style-name="T2">Si las mascotas tipo el primero reaccionaran a los matadores distinto o pudieran revelar info de alguna manera taría roto también, habría que ver si no hay otro tipo de info que no resulte tan obvia que le puedan transmitir</text:span></text:p>
        </text:list-item>
        <text:list-item>
          <text:p text:style-name="P31"><text:span text:style-name="T6">Que las reuniones no tengan que estar todos pero si sucede en un lugar seguro y se vota a alguien afuera y al encontrar el cuerpo se pueda llamar a una meeting y haya que tirar el cuerpo afuera y el malo se pueda hacer el muerto y no aparecer </text:span><text:span text:style-name="T7">pero entonces q la gente busque su cuerpo el tema q el arrestarlo sin que aparezca por las dudas aunq este muerto se sentiria extraño sin tener q buscarlo y tendria q haber CD para las meetings y si hay voz por cercanía sería muy parecido y se arruinaría todo básicamente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9-20T19:37:47.913000000</dc:date>
    <meta:editing-duration>PT8M43S</meta:editing-duration>
    <meta:editing-cycles>2</meta:editing-cycles>
    <meta:document-statistic meta:table-count="0" meta:image-count="0" meta:object-count="0" meta:page-count="3" meta:paragraph-count="69" meta:word-count="722" meta:character-count="3773" meta:non-whitespace-character-count="3179"/>
  </office:meta>
</office:document-meta>
</file>